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b587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Progressive muscle wasting is a natural consequence of ageing (sarcopenia) and an important</text:p>
      <text:p text:style-name="Standard">consequence of illness. The number of people affected by sarcopenia is predicted to reach 18 mln</text:p>
      <text:p text:style-name="P1">in Europe by 2045 [1]. This number will increase substantially in the light of the COVID-19 pandemic; over 50% hospitalised COVID-19 patients display significantly reduced muscle function [2]. </text:p>
      <text:p text:style-name="P1">Muscle loss is therefore becoming a health care priority. This project aligns with SFI strategic priorities and is in the area of muscle wasting during ageing and disease. Both ageing and critical illness lead to frailty and eventually increased morbidity and mortality.</text:p>
      <text:p text:style-name="P1">There is no cure for muscle loss. Target identification and validation is a pressing challenge, with many targets failing for efficacy reasons or showing poor association with the disease. Computational prediction of therapeutic targets could significantly decrease the attrition rates in the drug discovery pipeline by significantly reducing the initial search phase. microRNAs (miRs) are robust gene expression regulators which have been demonstrated to play key roles in regulating muscle homeostasis [3]. </text:p>
      <text:p text:style-name="P1">Multi-omics analyses on the muscle samples from adult and older humans and critically ill patients, which included proteomics, transcriptomics (including splicing) and small RNA-Seq (miRNomics) have been previously performed by us and others. This project will use these data to generate a model of common epigenetic mechanisms regulating changes in muscle atrophy during ageing and disease with the focus on microRNAs. The changes in human muscle will be compared with changes from in vitro and in vivo models to allow for future target(s) validation. This computational model will be next used to predict novel therapeutic targets: miRs, for muscle wasting in ageing and disease.</text:p>
      <text:p text:style-name="Standard"/>
      <text:p text:style-name="Standard">References:</text:p>
      <text:p text:style-name="P1">1.Cruz-Jentoft, A.J., et al., Age Ageing, 2014.</text:p>
      <text:p text:style-name="P1">2.Bellan, M., et al., JAMA Netw Open, 2021.</text:p>
      <text:p text:style-name="P1">3.McCormick, R. and K. Goljanek-Whysall, Int Rev Cell Mol Biol, 2017.</text:p>
      <text:p text:style-name="P1">4.Proctor, C.J. and K. Goljanek-Whysall, Sci Rep, 201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2T15:33:48.543897982</meta:creation-date>
    <meta:editing-duration>PT27S</meta:editing-duration>
    <meta:editing-cycles>2</meta:editing-cycles>
    <meta:generator>LibreOffice/7.3.6.2$Linux_X86_64 LibreOffice_project/30$Build-2</meta:generator>
    <dc:date>2022-12-12T15:34:03.354645940</dc:date>
    <meta:document-statistic meta:table-count="0" meta:image-count="0" meta:object-count="0" meta:page-count="1" meta:paragraph-count="11" meta:word-count="310" meta:character-count="2065" meta:non-whitespace-character-count="1764"/>
  </office:meta>
</office:document-meta>
</file>